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5.02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af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padding="0.071cm"/>
    </style:style>
    <style:style style:name="ce2" style:family="table-cell" style:parent-style-name="Default" style:data-style-name="N2"/>
    <style:style style:name="ce3" style:family="table-cell" style:parent-style-name="Default">
      <style:text-properties fo:color="#00a933"/>
    </style:style>
    <style:style style:name="ce8" style:family="table-cell" style:parent-style-name="Default" style:data-style-name="N104"/>
    <style:style style:name="ce9" style:family="table-cell" style:parent-style-name="Default" style:data-style-name="N131">
      <style:table-cell-properties fo:padding="0.071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saBalan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Old Fogey massa en balans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kg/m3]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o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m/s]</text:p>
          </table:table-cell>
          <table:table-cell table:formula="of:=[.B5]*3.6" office:value-type="float" office:value="25.2" calcext:value-type="float">
            <text:p>25.2</text:p>
          </table:table-cell>
          <table:table-cell office:value-type="string" calcext:value-type="string">
            <text:p>[km/h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erkarea</text:p>
          </table:table-cell>
          <table:table-cell table:formula="of:=(0.3+0.18+0.23*2)*0.27" office:value-type="float" office:value="0.2538" calcext:value-type="float">
            <text:p>0.2538</text:p>
          </table:table-cell>
          <table:table-cell office:value-type="string" calcext:value-type="string">
            <text:p>[m2] nie konserwatief nie, net span maal koo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namiese druk</text:p>
          </table:table-cell>
          <table:table-cell table:formula="of:=0.5*[.B4]*([.B5]^2)" office:value-type="float" office:value="24.5" calcext:value-type="float">
            <text:p>24.5</text:p>
          </table:table-cell>
          <table:table-cell office:value-type="string" calcext:value-type="string">
            <text:p>[Pa]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fkrag</text:p>
          </table:table-cell>
          <table:table-cell table:formula="of:=[.B8]*[.B6]*[.B7]" office:value-type="float" office:value="4.97448" calcext:value-type="float">
            <text:p>4.97448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WEIGHT WITHOUT BATTERY: 13.3 oz (377 g)</text:p>
          </table:table-cell>
        </table:table-row>
        <table:table-row table:style-name="ro2">
          <table:table-cell office:value-type="string" calcext:value-type="string">
            <text:p>Hefkrag benodig</text:p>
          </table:table-cell>
          <table:table-cell table:style-name="ce2" table:formula="of:=[.B12]*9.81" office:value-type="float" office:value="5.23854" calcext:value-type="float">
            <text:p>5.24</text:p>
          </table:table-cell>
          <table:table-cell office:value-type="string" calcext:value-type="string">
            <text:p>[N]</text:p>
          </table:table-cell>
          <table:table-cell table:number-columns-repeated="3"/>
          <table:table-cell office:value-type="string" calcext:value-type="string">
            <text:p>CENTER OF GRAVITY: 3 - 3.5 inches (76 - 89mm) from leading edge</text:p>
          </table:table-cell>
        </table:table-row>
        <table:table-row table:style-name="ro2">
          <table:table-cell office:value-type="string" calcext:value-type="string">
            <text:p>Totaal</text:p>
          </table:table-cell>
          <table:table-cell table:formula="of:=SUM([.B20:.B30])/1000" office:value-type="float" office:value="0.534" calcext:value-type="float">
            <text:p>0.534</text:p>
          </table:table-cell>
          <table:table-cell office:value-type="string" calcext:value-type="string">
            <text:p>[kg]</text:p>
          </table:table-cell>
          <table:table-cell table:number-columns-repeated="3"/>
          <table:table-cell office:value-type="string" calcext:value-type="string">
            <text:p>CONTROL SURFACE THROWS: 12 ̊ deflection (elevator/rudder) Expo 30%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INGSPAN: 37.75 inches (959mm)</text:p>
          </table:table-cell>
        </table:table-row>
        <table:table-row table:style-name="ro2">
          <table:table-cell office:value-type="string" calcext:value-type="string">
            <text:p>Battery laaier</text:p>
          </table:table-cell>
          <table:table-cell table:number-columns-repeated="3"/>
          <table:table-cell table:style-name="ce8" office:value-type="currency" office:currency="ZAR" office:value="925" calcext:value-type="currency">
            <text:p>R 925.00</text:p>
          </table:table-cell>
          <table:table-cell/>
          <table:table-cell office:value-type="string" calcext:value-type="string">
            <text:p>RECOMMENDED MOTOR: 24 g 1300 kv minimum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COMMENDED PROP: 9 x 4.7</text:p>
          </table:table-cell>
        </table:table-row>
        <table:table-row table:style-name="ro2">
          <table:table-cell office:value-type="string" calcext:value-type="string">
            <text:p>Totale koste</text:p>
          </table:table-cell>
          <table:table-cell table:number-columns-repeated="3"/>
          <table:table-cell table:style-name="ce8" table:formula="of:=SUM([.E19:.E35])" office:value-type="currency" office:currency="ZAR" office:value="2149.4" calcext:value-type="currency">
            <text:p>R 2,149.40</text:p>
          </table:table-cell>
          <table:table-cell/>
          <table:table-cell office:value-type="string" calcext:value-type="string">
            <text:p>RECOMMENDED ESC: 10 - 18 amp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COMMENDED BATTERY: 500 - 1300 mAH 3s</text:p>
          </table:table-cell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assa [g]</text:p>
          </table:table-cell>
          <table:table-cell office:value-type="string" calcext:value-type="string">
            <text:p>Aantal</text:p>
          </table:table-cell>
          <table:table-cell office:value-type="string" calcext:value-type="string">
            <text:p>Massa [g]</text:p>
          </table:table-cell>
          <table:table-cell office:value-type="string" calcext:value-type="string">
            <text:p>Koste</text:p>
          </table:table-cell>
          <table:table-cell/>
          <table:table-cell office:value-type="string" calcext:value-type="string">
            <text:p>RECOMMENDED SERVOS: (2) 9 gram servos 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 office:value-type="string" calcext:value-type="string">
            <text:p>Klein arduino kabel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3">
          <table:table-cell office:value-type="string" calcext:value-type="string">
            <text:p>Servo</text:p>
          </table:table-cell>
          <table:table-cell table:formula="of:=[.C23]*[.D23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112.7" calcext:value-type="float">
            <text:p>R 112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or spoedbeheerde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currency" office:currency="ZAR" office:value="275" calcext:value-type="currency">
            <text:p>R 27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o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" office:value-type="currency" office:currency="ZAR" office:value="395" calcext:value-type="currency">
            <text:p>R 39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roe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</text:p>
          </table:table-cell>
          <table:table-cell table:style-name="ce8" office:value-type="currency" office:currency="ZAR" office:value="65" calcext:value-type="currency">
            <text:p>R 6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graam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table:style-name="ce8" office:value-type="currency" office:currency="ZAR" office:value="196.8" calcext:value-type="currency">
            <text:p>R 196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eerkabe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" office:value-type="currency" office:currency="ZAR" office:value="175" calcext:value-type="currency">
            <text:p>R 17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8" office:value-type="currency" office:currency="ZAR" office:value="335" calcext:value-type="currency">
            <text:p>R 335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F24 en antenna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9" office:value-type="float" office:value="126.5" calcext:value-type="float">
            <text:p>R 126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nectors</text:p>
          </table:table-cell>
          <table:table-cell table:number-columns-repeated="3"/>
          <table:table-cell table:style-name="ce8" office:value-type="currency" office:currency="ZAR" office:value="40" calcext:value-type="currency">
            <text:p>R 40.0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Draad konneksie 4x female</text:p>
          </table:table-cell>
          <table:table-cell table:number-columns-repeated="3"/>
          <table:table-cell table:style-name="ce9" office:value-type="float" office:value="56.95" calcext:value-type="float">
            <text:p>R 56.95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NANO 5V 16MHz - CH340 USB Chipset - Compatible with Arduino</text:p>
          </table:table-cell>
          <table:table-cell table:number-columns-repeated="3"/>
          <table:table-cell table:style-name="ce9" office:value-type="float" office:value="181.7" calcext:value-type="float">
            <text:p>R 181.7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NRF24L01-Base module</text:p>
          </table:table-cell>
          <table:table-cell table:number-columns-repeated="3"/>
          <table:table-cell table:style-name="ce9" office:value-type="float" office:value="46" calcext:value-type="float">
            <text:p>R 46.0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LSM6DS3 Accelerometer</text:p>
          </table:table-cell>
          <table:table-cell table:number-columns-repeated="3"/>
          <table:table-cell office:value-type="float" office:value="143.75" calcext:value-type="float">
            <text:p>143.75</text:p>
          </table:table-cell>
          <table:table-cell table:number-columns-repeated="2"/>
        </table:table-row>
      </table:table>
      <table:table table:name="Stukrag" table:style-name="ta1">
        <table:shapes>
          <draw:frame draw:z-index="0" draw:style-name="gr1" draw:text-style-name="P1" svg:width="15.999cm" svg:height="8.999cm" svg:x="12.781cm" svg:y="1.146cm">
            <draw:object draw:notify-on-update-of-ranges="Stukrag.C13:Stukrag.C17 Stukrag.A13:Stukrag.A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eet stukrag van enjin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[mm]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mm]</text:p>
          </table:table-cell>
          <table:table-cell/>
        </table:table-row>
        <table:table-row table:style-name="ro2">
          <table:table-cell office:value-type="string" calcext:value-type="string">
            <text:p>m_moto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g]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12" office:value-type="string" calcext:value-type="string">
            <text:p>Meetresultat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yd [minute]</text:p>
          </table:table-cell>
          <table:table-cell office:value-type="string" calcext:value-type="string">
            <text:p>Skaalmeting [gram]</text:p>
          </table:table-cell>
          <table:table-cell office:value-type="string" calcext:value-type="string">
            <text:p>Enjin stukrag [gram]</text:p>
          </table:table-cell>
          <table:table-cell office:value-type="string" calcext:value-type="string">
            <text:p>Enjin stukrag [N]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style-name="ce13" table:formula="of:=[.B13]*[.$B$5]/[.$B$4]+[.$B$6]" office:value-type="float" office:value="348.157894736842" calcext:value-type="float">
            <text:p>348</text:p>
          </table:table-cell>
          <table:table-cell table:style-name="ce2" table:formula="of:=([.C13]/1000)*9.81" office:value-type="float" office:value="3.41542894736842" calcext:value-type="float">
            <text:p>3.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3" table:formula="of:=[.B14]*[.$B$5]/[.$B$4]+[.$B$6]" office:value-type="float" office:value="275.789473684211" calcext:value-type="float">
            <text:p>276</text:p>
          </table:table-cell>
          <table:table-cell table:style-name="ce2" table:formula="of:=([.C14]/1000)*9.81" office:value-type="float" office:value="2.70549473684211" calcext:value-type="float">
            <text:p>2.71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80" calcext:value-type="float">
            <text:p>180</text:p>
          </table:table-cell>
          <table:table-cell table:style-name="ce13" table:formula="of:=[.B15]*[.$B$5]/[.$B$4]+[.$B$6]" office:value-type="float" office:value="264.21052631579" calcext:value-type="float">
            <text:p>264</text:p>
          </table:table-cell>
          <table:table-cell table:style-name="ce2" table:formula="of:=([.C15]/1000)*9.81" office:value-type="float" office:value="2.5919052631579" calcext:value-type="float">
            <text:p>2.59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170" calcext:value-type="float">
            <text:p>170</text:p>
          </table:table-cell>
          <table:table-cell table:style-name="ce13" table:formula="of:=[.B16]*[.$B$5]/[.$B$4]+[.$B$6]" office:value-type="float" office:value="258.421052631579" calcext:value-type="float">
            <text:p>258</text:p>
          </table:table-cell>
          <table:table-cell table:style-name="ce2" table:formula="of:=([.C16]/1000)*9.81" office:value-type="float" office:value="2.53511052631579" calcext:value-type="float">
            <text:p>2.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3" table:formula="of:=[.B17]*[.$B$5]/[.$B$4]+[.$B$6]" office:value-type="float" office:value="206.315789473684" calcext:value-type="float">
            <text:p>206</text:p>
          </table:table-cell>
          <table:table-cell table:style-name="ce2" table:formula="of:=([.C17]/1000)*9.81" office:value-type="float" office:value="2.02395789473684" calcext:value-type="float">
            <text:p>2.02</text:p>
          </table:table-cell>
        </table:table-row>
      </table:table>
      <table:table table:name="Werksverrigting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Werksverrigting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/D aannam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Hefkrag by gestadigde vlug</text:p>
          </table:table-cell>
          <table:table-cell table:style-name="ce2" table:formula="of:=[$MassaBalans.B11]" office:value-type="float" office:value="5.23854" calcext:value-type="float">
            <text:p>5.24</text:p>
          </table:table-cell>
          <table:table-cell table:style-name="ce2" table:formula="of:=[.B6]" office:value-type="float" office:value="5.23854" calcext:value-type="float">
            <text:p>5.24</text:p>
          </table:table-cell>
          <table:table-cell office:value-type="string" calcext:value-type="string">
            <text:p>[N]</text:p>
          </table:table-cell>
        </table:table-row>
        <table:table-row table:style-name="ro2">
          <table:table-cell office:value-type="string" calcext:value-type="string">
            <text:p>Sleurkrag by gestadigde vlug</text:p>
          </table:table-cell>
          <table:table-cell table:style-name="ce2" table:formula="of:=[.B6]/[.B4]" office:value-type="float" office:value="0.476230909090909" calcext:value-type="float">
            <text:p>0.48</text:p>
          </table:table-cell>
          <table:table-cell table:style-name="ce2" table:formula="of:=[.C6]/[.C4]" office:value-type="float" office:value="1.047708" calcext:value-type="float">
            <text:p>1.05</text:p>
          </table:table-cell>
          <table:table-cell office:value-type="string" calcext:value-type="string">
            <text:p>[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ylpunt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text>R </number:text>
      <number:number number:decimal-places="2" number:min-decimal-places="2" number:min-integer-digits="1" number:grouping="true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4" number:min-decimal-places="14" number:min-integer-digits="1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ylpunte_20_1" draw:display-name="Pylpunt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00/00/00</text:date>, <text:time style:data-style-name="N2" text:time-value="11:06:07.199544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27T21:44:52.735000000</meta:creation-date>
    <dc:date>2025-10-18T11:46:37.416151215</dc:date>
    <meta:editing-duration>PT3H2M1S</meta:editing-duration>
    <meta:editing-cycles>24</meta:editing-cycles>
    <meta:generator>LibreOffice/25.2.6.2$Linux_X86_64 LibreOffice_project/40d1a0e1d5bdf1afaeae24d9ece32bbb00fa66a4</meta:generator>
    <meta:document-statistic meta:table-count="3" meta:cell-count="13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179cm" svg:y="0.316cm" chart:style-name="ch2">
          <text:p>Motor stukrag teenoor battery looptyd</text:p>
        </chart:title>
        <chart:plot-area chart:style-name="ch3" svg:x="1.331cm" svg:y="1.275cm" svg:width="14.349cm" svg:height="6.564cm">
          <chart:coordinate-region svg:x="2.156cm" svg:y="1.474cm" svg:width="13.427cm" svg:height="5.718cm"/>
          <chart:axis chart:dimension="x" chart:name="primary-x" chart:style-name="ch4">
            <chart:title svg:x="7.574cm" svg:y="8.019cm" chart:style-name="ch2">
              <text:p><text:span text:style-name="T1">Tyd [minute]</text:span></text:p>
            </chart:title>
          </chart:axis>
          <chart:axis chart:dimension="y" chart:name="primary-y" chart:style-name="ch5">
            <chart:title svg:x="0.451cm" svg:y="6.017cm" chart:style-name="ch6">
              <text:p><text:span text:style-name="T1">Stukrag F_M [gram]</text:span></text:p>
            </chart:title>
            <chart:grid chart:style-name="ch7" chart:class="major"/>
          </chart:axis>
          <chart:series chart:style-name="ch8" chart:values-cell-range-address="Stukrag.C13:Stukrag.C17" chart:class="chart:scatter">
            <chart:domain table:cell-range-address="Stukrag.A13:Stukrag.A1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ukrag.A13:Stukrag.A17</svg:desc>
                </draw:g>
              </table:table-cell>
              <table:table-cell office:value-type="float" office:value="348.157894736842">
                <text:p>348.157894736842</text:p>
                <draw:g>
                  <svg:desc>Stukrag.C13:Stukrag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5.789473684211">
                <text:p>275.789473684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64.21052631579">
                <text:p>264.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258.421052631579">
                <text:p>258.421052631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6.315789473684">
                <text:p>206.315789473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